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6.272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9.2654in"/>
    </style:style>
    <style:style style:name="co15" style:family="table-column">
      <style:table-column-properties fo:break-before="auto" style:column-width="6.921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3744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5.4882in"/>
    </style:style>
    <style:style style:name="co20" style:family="table-column">
      <style:table-column-properties fo:break-before="auto" style:column-width="5.1764in"/>
    </style:style>
    <style:style style:name="co21" style:family="table-column">
      <style:table-column-properties fo:break-before="auto" style:column-width="4.8744in"/>
    </style:style>
    <style:style style:name="co22" style:family="table-column">
      <style:table-column-properties fo:break-before="auto" style:column-width="2.2618in"/>
    </style:style>
    <style:style style:name="co23" style:family="table-column">
      <style:table-column-properties fo:break-before="auto" style:column-width="4.2598in"/>
    </style:style>
    <style:style style:name="co24" style:family="table-column">
      <style:table-column-properties fo:break-before="auto" style:column-width="1.6547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4.1602in"/>
    </style:style>
    <style:style style:name="co28" style:family="table-column">
      <style:table-column-properties fo:break-before="auto" style:column-width="4.3535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161in"/>
    </style:style>
    <style:style style:name="co32" style:family="table-column">
      <style:table-column-properties fo:break-before="auto" style:column-width="5.0827in"/>
    </style:style>
    <style:style style:name="co33" style:family="table-column">
      <style:table-column-properties fo:break-before="auto" style:column-width="1.5791in"/>
    </style:style>
    <style:style style:name="co34" style:family="table-column">
      <style:table-column-properties fo:break-before="auto" style:column-width="5.1472in"/>
    </style:style>
    <style:style style:name="co35" style:family="table-column">
      <style:table-column-properties fo:break-before="auto" style:column-width="1.3291in"/>
    </style:style>
    <style:style style:name="co36" style:family="table-column">
      <style:table-column-properties fo:break-before="auto" style:column-width="6.2516in"/>
    </style:style>
    <style:style style:name="co37" style:family="table-column">
      <style:table-column-properties fo:break-before="auto" style:column-width="1.4583in"/>
    </style:style>
    <style:style style:name="co38" style:family="table-column">
      <style:table-column-properties fo:break-before="auto" style:column-width="5.6083in"/>
    </style:style>
    <style:style style:name="co39" style:family="table-column">
      <style:table-column-properties fo:break-before="auto" style:column-width="4.9429in"/>
    </style:style>
    <style:style style:name="co40" style:family="table-column">
      <style:table-column-properties fo:break-before="auto" style:column-width="2.2547in"/>
    </style:style>
    <style:style style:name="co41" style:family="table-column">
      <style:table-column-properties fo:break-before="auto" style:column-width="1.9335in"/>
    </style:style>
    <style:style style:name="co42" style:family="table-column">
      <style:table-column-properties fo:break-before="auto" style:column-width="6.198in"/>
    </style:style>
    <style:style style:name="co43" style:family="table-column">
      <style:table-column-properties fo:break-before="auto" style:column-width="4.6327in"/>
    </style:style>
    <style:style style:name="co44" style:family="table-column">
      <style:table-column-properties fo:break-before="auto" style:column-width="1.0189in"/>
    </style:style>
    <style:style style:name="co45" style:family="table-column">
      <style:table-column-properties fo:break-before="auto" style:column-width="1.0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02in" fo:break-before="auto" style:use-optimal-row-height="true"/>
    </style:style>
    <style:style style:name="ro8" style:family="table-row">
      <style:table-row-properties style:row-height="0.3291in" fo:break-before="auto" style:use-optimal-row-height="true"/>
    </style:style>
    <style:style style:name="ro9" style:family="table-row">
      <style:table-row-properties style:row-height="0.4244in" fo:break-before="auto" style:use-optimal-row-height="true"/>
    </style:style>
    <style:style style:name="ro10" style:family="table-row">
      <style:table-row-properties style:row-height="0.2898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a6a6"/>
    </style:style>
    <style:style style:name="ta3" style:family="table" style:master-page-name="Default">
      <style:table-properties table:display="true" style:writing-mode="lr-tb" table:tab-color="#b3cac7"/>
    </style:style>
    <style:style style:name="ta4" style:family="table" style:master-page-name="Default">
      <style:table-properties table:display="true" style:writing-mode="lr-tb" table:tab-color="#ffffa6"/>
    </style:style>
    <style:style style:name="ta5" style:family="table" style:master-page-name="Default">
      <style:table-properties table:display="false" style:writing-mode="lr-tb" table:tab-color="#cccccc"/>
    </style:style>
    <style:style style:name="ta6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5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93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4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99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fo:border-left="0.74pt solid #000000" fo:border-right="0.74pt solid #000000" fo:border-top="none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193" style:family="table-cell" style:parent-style-name="Default">
      <style:table-cell-properties fo:border-bottom="none" fo:background-color="#afd095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196" style:family="table-cell" style:parent-style-name="Default">
      <style:table-cell-properties fo:border-bottom="0.74pt solid #000000" fo:background-color="#afd095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5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rial" fo:font-size="12pt" style:font-size-asian="12pt" style:font-size-complex="12pt"/>
    </style:style>
    <style:style style:name="ce161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rial"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Arial" fo:font-size="12pt" style:font-size-asian="12pt" style:font-size-complex="12pt"/>
    </style:style>
    <style:style style:name="ce162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middle"/>
      <style:text-properties style:font-name="Arial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Arial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" fo:font-size="12pt" style:font-size-asian="12pt" style:font-size-complex="12pt"/>
    </style:style>
    <style:style style:name="ce256" style:family="table-cell" style:parent-style-name="Default" style:data-style-name="N37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" fo:font-size="12pt" style:font-size-asian="12pt" style:font-size-complex="12pt"/>
    </style:style>
    <style:style style:name="ce237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213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262" style:family="table-cell" style:parent-style-name="Default">
      <style:table-cell-properties fo:background-color="#afd095"/>
    </style:style>
    <style:style style:name="ce263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8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296" style:family="table-cell" style:parent-style-name="Default">
      <style:table-cell-properties fo:background-color="#afd095"/>
      <style:text-properties style:font-name="Arial" fo:font-size="12pt" style:font-size-asian="12pt" style:font-size-complex="12pt"/>
    </style:style>
    <style:style style:name="ce297" style:family="table-cell" style:parent-style-name="Default">
      <style:table-cell-properties fo:background-color="#ffa6a6"/>
      <style:text-properties style:font-name="Arial" fo:font-size="12pt" style:font-size-asian="12pt" style:font-size-complex="12pt"/>
    </style:style>
    <style:style style:name="ce298" style:family="table-cell" style:parent-style-name="Default">
      <style:text-properties style:font-name="Arial" fo:font-size="12pt" style:font-size-asian="12pt" style:font-size-complex="12pt"/>
    </style:style>
    <style:style style:name="ce191" style:family="table-cell" style:parent-style-name="Default">
      <style:text-properties style:font-name="Arial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52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" fo:font-size="12pt" style:font-size-asian="12pt" style:font-size-complex="12pt"/>
    </style:style>
    <style:style style:name="ce310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2pt" style:font-size-asian="12pt" style:font-size-complex="12pt"/>
    </style:style>
    <style:style style:name="ce269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4" style:family="table-cell" style:parent-style-name="Default">
      <style:table-cell-properties fo:border-bottom="none" fo:border-left="0.74pt solid #000000" fo:border-right="0.74pt solid #000000" fo:border-top="0.74pt solid #000000"/>
      <style:text-properties fo:font-style="italic" style:font-style-asian="italic" style:font-style-complex="italic"/>
    </style:style>
    <style:style style:name="ce275" style:family="table-cell" style:parent-style-name="Default">
      <style:table-cell-properties fo:border-bottom="none" fo:border-left="0.74pt solid #000000" fo:border-right="0.74pt solid #000000" fo:border-top="none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277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3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  <table:content-validation table:name="val5" table:condition="of:cell-content-is-in-list(&quot;Reg.ru (Хостинг)&quot;;&quot;Timeweb.ru (Хостинг)&quot;;&quot;Beget.ru (Хостинг)&quot;;&quot;VSYS Host (Хостинг) &quot;;&quot;Bluehost (Хостинг)&quot;;&quot;Cloudways (Хостинг)&quot;;&quot;DigitalOcean (Хостинг)&quot;;&quot;SEMRush (SEO инструменты)&quot;;&quot;Serpstat (SEO инструменты)&quot;;&quot;PartnerStack (SAAS платформы)&quot;;&quot;SALEMATICS (SAAS платформы)&quot;;&quot;SendPulse (SAAS платформы)&quot;;&quot;Udemy (Образование)&quot;;&quot;GeekBrains (Образование)&quot;;&quot;SkillBox (Образование)&quot;;&quot;Salid (Образование)&quot;)" table:allow-empty-cell="false" table:display-list="unsorted" table:base-cell-address="'Партнёрские программы'.B2">
          <table:error-message table:message-type="stop" table:display="true"/>
        </table:content-validation>
        <table:content-validation table:name="val6" table:condition="of:cell-content-is-in-list(&quot;АКТИВНА&quot;;&quot;НЕТУ&quot;)" table:allow-empty-cell="true" table:display-list="unsorted" table:base-cell-address="'Партнёрские программы'.E2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6"/>
        <table:table-column table:style-name="co3" table:default-cell-style-name="ce46"/>
        <table:table-column table:style-name="co4" table:number-columns-repeated="16380" table:default-cell-style-name="ce46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45" office:value-type="string" calcext:value-type="string">
            <text:p>TimTheWebmaster</text:p>
          </table:table-cell>
          <table:table-cell table:style-name="ce52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53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2">
        <office:forms form:automatic-focus="false" form:apply-design-mode="false"/>
        <table:table-column table:style-name="co5" table:default-cell-style-name="ce72"/>
        <table:table-column table:style-name="co6" table:default-cell-style-name="ce72"/>
        <table:table-column table:style-name="co4" table:number-columns-repeated="16382" table:default-cell-style-name="ce26"/>
        <table:table-row table:style-name="ro1">
          <table:table-cell table:style-name="ce54" office:value-type="string" calcext:value-type="string">
            <text:p>Действие</text:p>
          </table:table-cell>
          <table:table-cell table:style-name="ce73" office:value-type="string" calcext:value-type="string">
            <text:p>Последствие</text:p>
          </table:table-cell>
          <table:table-cell table:style-name="ce91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7" office:value-type="string" calcext:value-type="string">
            <text:p>Развернул сайт timthewebmaster.com на хостинге beget</text:p>
          </table:table-cell>
          <table:table-cell table:style-name="ce76" office:value-type="string" calcext:value-type="string">
            <text:p>Начал интереснейший путь в своей жизни</text:p>
          </table:table-cell>
          <table:table-cell table:style-name="ce95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60" office:value-type="string" calcext:value-type="string">
            <text:p>Получил певые посадочные которые приносят трафик</text:p>
          </table:table-cell>
          <table:table-cell table:style-name="ce96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60" office:value-type="string" calcext:value-type="string">
            <text:p>Сайт стал лучше выглядеть. Уменьшилось к-во отказов.</text:p>
          </table:table-cell>
          <table:table-cell table:style-name="ce96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Закупался на биржах ссылок.</text:p>
          </table:table-cell>
          <table:table-cell table:style-name="ce60" office:value-type="string" calcext:value-type="string">
            <text:p>Увеличил к-во посетителей на сайт. 8 челов/день (временно)</text:p>
          </table:table-cell>
          <table:table-cell table:style-name="ce97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86" office:value-type="string" calcext:value-type="string">
            <text:p>--</text:p>
          </table:table-cell>
          <table:table-cell table:style-name="ce97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60" office:value-type="string" calcext:value-type="string">
            <text:p>Показы и трафик соответственно увеличились</text:p>
          </table:table-cell>
          <table:table-cell table:style-name="ce97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60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60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97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60" office:value-type="string" calcext:value-type="string">
            <text:p>Работа над сайто год</text:p>
          </table:covered-table-cell>
          <table:covered-table-cell table:style-name="ce60"/>
          <table:covered-table-cell table:style-name="ce97"/>
          <table:table-cell table:number-columns-repeated="16381"/>
        </table:table-row>
        <table:table-row table:style-name="ro2">
          <table:table-cell table:style-name="ce62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62" office:value-type="string" calcext:value-type="string">
            <text:p>Трафик на сайт стабилизировался в районе 15-20 ч в день</text:p>
          </table:table-cell>
          <table:table-cell table:style-name="ce98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Google Core Update December</text:p>
          </table:table-cell>
          <table:table-cell table:style-name="ce62" office:value-type="string" calcext:value-type="string">
            <text:p>Сайт не притерпел существенных просадок в показах</text:p>
          </table:table-cell>
          <table:table-cell table:style-name="ce98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62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62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98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Полностью избавился от идеи показывать превьюшки статей</text:p>
          </table:table-cell>
          <table:table-cell table:style-name="ce62" office:value-type="string" calcext:value-type="string">
            <text:p>Ничего не поменялось, это было не важно для сайта</text:p>
          </table:table-cell>
          <table:table-cell table:style-name="ce98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Поменял, работу фильтров и отображаемых URL, только page и tag</text:p>
          </table:table-cell>
          <table:table-cell table:style-name="ce62" office:value-type="string" calcext:value-type="string">
            <text:p>Увеличил индексацию сайта. С 1300 страниц до 11 000</text:p>
          </table:table-cell>
          <table:table-cell table:style-name="ce98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62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62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98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62" office:value-type="string" calcext:value-type="string">
            <text:p>--</text:p>
          </table:table-cell>
          <table:table-cell table:style-name="ce98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62" office:value-type="string" calcext:value-type="string">
            <text:p>--</text:p>
          </table:table-cell>
          <table:table-cell table:style-name="ce98" office:value-type="string" calcext:value-type="string">
            <text:p>04./2025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Оптимизация мета-тегов для статей и инструментов</text:p>
          </table:table-cell>
          <table:table-cell table:style-name="ce62" office:value-type="string" calcext:value-type="string">
            <text:p>Увеличил к-во посетителей на 20%(1-я итерация)(Английская версия получила буст, руская минус)</text:p>
          </table:table-cell>
          <table:table-cell table:style-name="ce98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62" office:value-type="string" calcext:value-type="string">
            <text:p>Закрыл от индекса страницы пагинации</text:p>
          </table:table-cell>
          <table:table-cell table:style-name="ce62" office:value-type="string" calcext:value-type="string">
            <text:p>Мусорные страницы ушли из индекса</text:p>
          </table:table-cell>
          <table:table-cell table:style-name="ce98" office:value-type="string" calcext:value-type="string">
            <text:p>20/06/2025</text:p>
          </table:table-cell>
          <table:table-cell table:number-columns-repeated="16381"/>
        </table:table-row>
        <table:table-row table:style-name="ro5">
          <table:table-cell table:style-name="ce63" office:value-type="string" calcext:value-type="string">
            <text:p>Оптимизация мета-тегов для статей и инструментов</text:p>
          </table:table-cell>
          <table:table-cell table:style-name="ce62" office:value-type="string" calcext:value-type="string">
            <text:p>Количество кликов увеличилось немного, ко-во показов мнго</text:p>
          </table:table-cell>
          <table:table-cell table:style-name="ce98" office:value-type="string" calcext:value-type="string">
            <text:p>26/06/2025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Перевёл сайт на новую структуру, изменил дизайн сайта</text:p>
          </table:table-cell>
          <table:table-cell table:style-name="ce62" office:value-type="string" calcext:value-type="string">
            <text:p>Все страницы Google Web Vitals стали Зелёными</text:p>
          </table:table-cell>
          <table:table-cell table:style-name="ce99" office:value-type="date" office:date-value="2025-10-09" calcext:value-type="date">
            <text:p>10/09/25</text:p>
          </table:table-cell>
          <table:table-cell table:number-columns-repeated="16381"/>
        </table:table-row>
        <table:table-row table:style-name="ro3">
          <table:table-cell table:style-name="ce65" office:value-type="string" calcext:value-type="string">
            <text:p>Добавил партнёрские ссылки на сайт</text:p>
          </table:table-cell>
          <table:table-cell table:style-name="ce65" office:value-type="string" calcext:value-type="string">
            <text:p>--</text:p>
          </table:table-cell>
          <table:table-cell table:style-name="ce102" office:value-type="string" calcext:value-type="string">
            <text:p>18/09/25</text:p>
          </table:table-cell>
          <table:table-cell table:number-columns-repeated="16381"/>
        </table:table-row>
        <table:table-row table:style-name="ro3">
          <table:table-cell table:style-name="ce71" office:value-type="string" calcext:value-type="string">
            <text:p>Добавил рекламу на сайт РСЯ</text:p>
          </table:table-cell>
          <table:table-cell table:style-name="ce71" office:value-type="string" calcext:value-type="string">
            <text:p>--</text:p>
          </table:table-cell>
          <table:table-cell table:style-name="ce103" office:value-type="string" calcext:value-type="string">
            <text:p>25/09/25</text:p>
          </table:table-cell>
          <table:table-cell table:number-columns-repeated="16381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3">
        <office:forms form:automatic-focus="false" form:apply-design-mode="false"/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110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111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111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3">Удалить все *_list.html и переназначить шаблоны рендеров для каждой категории</text:span></text:p>
              <text:p text:style-name="P1"><text:span text:style-name="T3">Переименовать base_post_list.html в paginator.html</text:span></text:p>
              <text:p text:style-name="P1"><text:span text:style-name="T3">Добавить соответствующую категорию Gallery</text:span></text:p>
              <text:p text:style-name="P1"><text:span text:style-name="T3">Переписать Gallery приложение с использованием paginator.html</text:span></text:p>
              <text:p text:style-name="P1"><text:span text:style-name="T3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8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8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3">
            <text:p>RSSReader</text:p>
          </table:table-cell>
          <table:table-cell table:style-name="ce120" office:value-type="string" calcext:value-type="string">
            <text:p>Добавить группировку фидов/канал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0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0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110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110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9">
          <table:table-cell table:style-name="ce111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110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111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111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0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110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table-cell table:style-name="ce110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111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10">
          <table:covered-table-cell table:style-name="ce111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193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196" office:value-type="string" calcext:value-type="string">
            <text:p>Уведомление ... Политика заработка сайт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110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111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111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ь возможность импорта шаблонов через файл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111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Вместо H1 пропиши очистить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78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110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Идеи статей|инструментов" table:style-name="ta4">
        <table:table-column table:style-name="co10" table:number-columns-repeated="2" table:default-cell-style-name="ce142"/>
        <table:table-column table:style-name="co11" table:default-cell-style-name="ce142"/>
        <table:table-column table:style-name="co12" table:default-cell-style-name="ce164"/>
        <table:table-column table:style-name="co13" table:default-cell-style-name="ce238"/>
        <table:table-column table:style-name="co14" table:default-cell-style-name="ce182"/>
        <table:table-row table:style-name="ro1">
          <table:table-cell table:style-name="ce141" office:value-type="string" calcext:value-type="string">
            <text:p>№</text:p>
          </table:table-cell>
          <table:table-cell table:style-name="ce141" office:value-type="string" calcext:value-type="string">
            <text:p>Сл.</text:p>
          </table:table-cell>
          <table:table-cell table:style-name="ce143" office:value-type="string" calcext:value-type="string">
            <text:p>Идея статьи / инструмента</text:p>
          </table:table-cell>
          <table:table-cell table:style-name="ce151" office:value-type="string" calcext:value-type="string">
            <text:p>Статус</text:p>
          </table:table-cell>
          <table:table-cell table:style-name="ce230" office:value-type="string" calcext:value-type="string">
            <text:p>Время решения</text:p>
          </table:table-cell>
          <table:table-cell table:style-name="ce184" office:value-type="string" calcext:value-type="string">
            <text:p>Заметка</text:p>
          </table:table-cell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#</text:p>
          </table:table-cell>
          <table:table-cell table:style-name="ce147" office:value-type="string" calcext:value-type="string">
            <text:p>10 приёмов Django, которые экономят часы разработки</text:p>
          </table:table-cell>
          <table:table-cell table:style-name="ce152" table:content-validation-name="val2" office:value-type="string" calcext:value-type="string">
            <text:p>НЕ НАЧАТО</text:p>
          </table:table-cell>
          <table:table-cell table:style-name="ce231"/>
          <table:table-cell table:style-name="ce185"/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Signals: как автоматизировать бизнес-логик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Middleware: примеры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Forms vs DRF Serializers: что выбр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5" calcext:value-type="float">
            <text:p>5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+ Celery: асинхронные задачи без бол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Admin: кастомизация под реальные задач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и WebSockets: чат в реальном времен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Django Security: защита от XSS, CSRF и SQL Injec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9" calcext:value-type="float">
            <text:p>9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арсинг API без документ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хранить и обновлять большие объём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одключаем GPT к Telegram-бо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CLI-утилита на Python за 30 мину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Как превратить скрипт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4" calcext:value-type="float">
            <text:p>1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Создание API для своего инструмен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Монетизация своих инструмен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6" calcext:value-type="float">
            <text:p>16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Open-source: как выложить проект на GitHub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7" calcext:value-type="float">
            <text:p>1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Как сделать расширение для браузер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8" calcext:value-type="float">
            <text:p>18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Интеграция с API ChatG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9" calcext:value-type="float">
            <text:p>19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оступность (a11y) в веб-приложения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0" calcext:value-type="float">
            <text:p>2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ускорить загрузку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1" calcext:value-type="float">
            <text:p>21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изайн форм: ошибки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2" calcext:value-type="float">
            <text:p>2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Тёмная тема: как реализовать и заче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Анимации в интерфейсе без перегруз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4" calcext:value-type="float">
            <text:p>24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UI-библиотеки для быстрого прототип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5" calcext:value-type="float">
            <text:p>2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SEO-аудит своими ру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6" calcext:value-type="float">
            <text:p>2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ускорить индексацию новых страниц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7" calcext:value-type="float">
            <text:p>2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Оптимизация изображений для SE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8" calcext:value-type="float">
            <text:p>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нализировать конкурентов в поиск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9" calcext:value-type="float">
            <text:p>2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ланировать разработку, чтобы не выгоре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oogle Sheets API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Stripe к Django-проек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itHub API для автоматизации задач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работать с Twitter API после измен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Slack для уведомл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OpenAI API к веб-приложению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Notion API для управления контенто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PayPal к своему сервис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Trello API для управления задач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9" calcext:value-type="float">
            <text:p>3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Google Drive API для хранения файл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0" calcext:value-type="float">
            <text:p>4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свою модель GPT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1" calcext:value-type="float">
            <text:p>4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Hugging Face Transforme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ция изображений с помощью Stable Diffus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3" calcext:value-type="float">
            <text:p>4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сделать чат-бота с памятью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4" calcext:value-type="float">
            <text:p>4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автоматизировать задачи с помощью AI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5" calcext:value-type="float">
            <text:p>4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AI для генерации код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6" calcext:value-type="float">
            <text:p>4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модель для классификации изображ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7" calcext:value-type="float">
            <text:p>4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нтегрировать AI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8" calcext:value-type="float">
            <text:p>4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настроить CI/CD для Django-проек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9" calcext:value-type="float">
            <text:p>4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ocker для Python-разработч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0" calcext:value-type="float">
            <text:p>5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втоматизировать бэкапы баз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1" calcext:value-type="float">
            <text:p>5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Настройка Nginx для Djang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Git Hooks для автоматиз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3" calcext:value-type="float">
            <text:p>5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я разработал [ИНСТРУМЕНТ] за ХХ часов/дне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4" calcext:value-type="float">
            <text:p>5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кулисье разработки [ИНСТРУМЕНТ]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5" calcext:value-type="float">
            <text:p>5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Я создал телеграм бота без фреймворков, и вот что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6" calcext:value-type="float">
            <text:p>56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Я создал сайт на C, как это возможн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7" calcext:value-type="float">
            <text:p>57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Спарсил 1 милион записей без блокировки, как так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8" calcext:value-type="float">
            <text:p>5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Одна неделя – один инструмент. Быстрое прототипирование для разраб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9" calcext:value-type="float">
            <text:p>59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RegEx тренер. Изучай, выполняя реальные задачи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0" calcext:value-type="float">
            <text:p>6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Django ORM тренажёр. Изучай язык запро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Угадай результат данного скрип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2" calcext:value-type="float">
            <text:p>6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просы и ответы. Тренажёр по протоколу и ответам с сервера.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63" calcext:value-type="float">
            <text:p>6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Что, python-разработчики, должны знать про сгенерированный код от ИИ в 2025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4" calcext:value-type="float">
            <text:p>6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проекты с открытым исходным кодом в 2025 год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5" calcext:value-type="float">
            <text:p>6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Как быстро ты сможешь спарсить эти данны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66" calcext:value-type="float">
            <text:p>6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амые распространённые ошибки при вёрстке, которые я нашёл спарсив 10 000 сай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67" calcext:value-type="float">
            <text:p>6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следование популярности Python-пакетов со временем. Графы, таблицы и граф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8" calcext:value-type="float">
            <text:p>6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Размещение Django-сайтов. Shared hosting, VPS, serverles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9" calcext:value-type="float">
            <text:p>6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jango дашборды. От моделей до граф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0" calcext:value-type="float">
            <text:p>7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онструктор Структурированных данных (JSON-LD, Microdata, RDFa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1" calcext:value-type="float">
            <text:p>7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SS Selector тренажёр-инструмен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2" calcext:value-type="float">
            <text:p>7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HTML в Markdown v1 и v2 парсе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3" calcext:value-type="float">
            <text:p>7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охранение WYSIWYG сниппе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4" calcext:value-type="float">
            <text:p>7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лькулятор стоимости размещения сайтов на различных хостинга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5" calcext:value-type="float">
            <text:p>7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Чекер редиректов и их отве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6" calcext:value-type="float">
            <text:p>7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трумент просмотра различий между текст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7" calcext:value-type="float">
            <text:p>7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ron визуальный генератор и туто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8" calcext:value-type="float">
            <text:p>7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ониторинг работы сайтов,ssl сертификатов, dns и пор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9" calcext:value-type="float">
            <text:p>7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добавить микроразметку на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видов микроразметки для блогов и сайтов E-commerc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1" calcext:value-type="float">
            <text:p>8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роверить селекторы на работоспособнос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2" calcext:value-type="float">
            <text:p>8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Python библиотек для парсинга веб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3" calcext:value-type="float">
            <text:p>8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Regex для начинающих: С визуальными подсказ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Топ 10 RegEx паттернов, каждый разработчик должен зн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Делаем отладку RegEx выражений как ПР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6" calcext:value-type="float">
            <text:p>8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Почему разработчики любят Markdown. И почему я не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7" calcext:value-type="float">
            <text:p>8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инструменты для конвертирования HTML в Markdown. Сравн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деи для геймфикации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возможно реализовать мониторинг аптайм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0" calcext:value-type="float">
            <text:p>9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Webhook vs Long Polling: Что лучше подойдёт для твоего бота?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1" calcext:value-type="float">
            <text:p>9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Fixing Common SEO Issues in Minutes. Так же добавь скрипты при необходимост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2" calcext:value-type="float">
            <text:p>9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нспектор HTTP заголов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3" calcext:value-type="float">
            <text:p>9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пектор/тестер API-точек доступ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4" calcext:value-type="float">
            <text:p>9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HTML генератор форм с различными формами отправок запросов (htmx, jquery, fetch, axios, олдскул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5" calcext:value-type="float">
            <text:p>9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Генератор пароля и тестер его сложности, плюс объясняю возможные атаки взлома парол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6" calcext:value-type="float">
            <text:p>9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кратких описаний большого текста, с ползунками управления тона текста, его краткости(лаконичности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7" calcext:value-type="float">
            <text:p>9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Json в HTML таблицы, Markdown таблицы, во встроенные графики, чарты и наоборо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8" calcext:value-type="float">
            <text:p>9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CSS анимац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9" calcext:value-type="float">
            <text:p>9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rag&amp;Drop генератор флекс бок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Аниматор SVG изображений(Через SMIL 3.0, JS, CSS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1" calcext:value-type="float">
            <text:p>10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Format: Anatomy of a Chan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ain how Quill’s Delta format works, with examples of insert/delete/retain ops. Show how to manipulate it manually for advanced use cases (e.g. diffing, syncing, undo/redo).</text:p>
          </table:table-cell>
        </table:table-row>
        <table:table-row table:style-name="ro1">
          <table:table-cell table:style-name="ce149" office:value-type="float" office:value="102" calcext:value-type="float">
            <text:p>10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archment Library: The Hidden Engine Behind Quil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how Parchment powers Quill’s document model. Talk about scopes, registries, and how blots interact.</text:p>
          </table:table-cell>
        </table:table-row>
        <table:table-row table:style-name="ro1">
          <table:table-cell table:style-name="ce149" office:value-type="float" office:value="103" calcext:value-type="float">
            <text:p>10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Performance Tuning: Rendering, MutationObserver, and Optimiza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nvestigate performance bottlenecks in large documents. Share tricks like batching updates, avoiding unnecessary reflows, and optimizing custom blots.</text:p>
          </table:table-cell>
        </table:table-row>
        <table:table-row table:style-name="ro1">
          <table:table-cell table:style-name="ce149" office:value-type="float" office:value="104" calcext:value-type="float">
            <text:p>10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uilding a Collaborative Quill Editor with WebSocket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Real-time editing with multiple users. Delta syncing, conflict resolution, and UX challenges.</text:p>
          </table:table-cell>
        </table:table-row>
        <table:table-row table:style-name="ro1">
          <table:table-cell table:style-name="ce149" office:value-type="float" office:value="105" calcext:value-type="float">
            <text:p>105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QuillJS + AI: Smart Suggestions Inside the Edito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dd autocomplete or inline suggestions using a local ML model or API. Could be grammar, code snippets, or markdown conversion.</text:p>
          </table:table-cell>
        </table:table-row>
        <table:table-row table:style-name="ro1">
          <table:table-cell table:style-name="ce149" office:value-type="float" office:value="106" calcext:value-type="float">
            <text:p>10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as a Markdown Editor: Custom Blots for MD Synta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write in markdown but render it live with custom blots. Bonus: export to .md or HTML.</text:p>
          </table:table-cell>
        </table:table-row>
        <table:table-row table:style-name="ro1">
          <table:table-cell table:style-name="ce149" office:value-type="float" office:value="107" calcext:value-type="float">
            <text:p>10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Undo/Redo Stack for Quill: Building a History Manag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mplement a custom undo/redo system using Deltas. Include keyboard shortcuts and visual history.</text:p>
          </table:table-cell>
        </table:table-row>
        <table:table-row table:style-name="ro1">
          <table:table-cell table:style-name="ce149" office:value-type="float" office:value="108" calcext:value-type="float">
            <text:p>10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Inspec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aste a Delta and visualize its structure. Great for debugging or learning.</text:p>
          </table:table-cell>
        </table:table-row>
        <table:table-row table:style-name="ro1">
          <table:table-cell table:style-name="ce149" office:value-type="float" office:value="109" calcext:value-type="float">
            <text:p>10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Module Sandbo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oad any module dynamically and test it in isolation. Toggle handlers, inspect events.</text:p>
          </table:table-cell>
        </table:table-row>
        <table:table-row table:style-name="ro1">
          <table:table-cell table:style-name="ce149" office:value-type="float" office:value="110" calcext:value-type="float">
            <text:p>11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lot Builder Playgrou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UI to create and preview custom blots. Export code snippets.</text:p>
          </table:table-cell>
        </table:table-row>
        <table:table-row table:style-name="ro1">
          <table:table-cell table:style-name="ce149" office:value-type="float" office:value="111" calcext:value-type="float">
            <text:p>11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Semantic Highlighter Modul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Highlight passive voice, long sentences, or clichés in the editor. Useful for bloggers and copywriters.</text:p>
          </table:table-cell>
        </table:table-row>
        <table:table-row table:style-name="ro1">
          <table:table-cell table:style-name="ce149" office:value-type="float" office:value="112" calcext:value-type="float">
            <text:p>11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Editor Theme Customiz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ive preview and export of custom Quill themes (colors, fonts, spacing). Tailored for designers.</text:p>
          </table:table-cell>
        </table:table-row>
        <table:table-row table:style-name="ro1">
          <table:table-cell table:style-name="ce149" office:value-type="float" office:value="113" calcext:value-type="float">
            <text:p>11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y I Chose Quill Over Other Edito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opinionated comparison with TinyMCE, CKEditor, TipTap, etc. Highlight philosophy, extensibility, and quirks.</text:p>
          </table:table-cell>
        </table:table-row>
        <table:table-row table:style-name="ro1">
          <table:table-cell table:style-name="ce149" office:value-type="float" office:value="114" calcext:value-type="float">
            <text:p>11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Horror Stories: Bugs, Hacks, and Workaround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hare the weirdest bugs you’ve encountered and how you solved them. Devs love this kind of raw honesty.</text:p>
          </table:table-cell>
        </table:table-row>
        <table:table-row table:style-name="ro1">
          <table:table-cell table:style-name="ce149" office:value-type="float" office:value="115" calcext:value-type="float">
            <text:p>11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Starter Kit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curated bundle of your articles, tools, and code snippets. Could be a downloadable zip or interactive guide.</text:p>
          </table:table-cell>
        </table:table-row>
        <table:table-row table:style-name="ro1">
          <table:table-cell table:style-name="ce149" office:value-type="float" office:value="116" calcext:value-type="float">
            <text:p>11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Before the Compiler: How Early Programmers Wrote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unch cards, machine code, handwritten flowcharts. A visceral look at pre-modern dev life.</text:p>
          </table:table-cell>
        </table:table-row>
        <table:table-row table:style-name="ro1">
          <table:table-cell table:style-name="ce149" office:value-type="float" office:value="117" calcext:value-type="float">
            <text:p>11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omen Who Shaped Programming (Beyond Ada Lovelace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race Hopper, Margaret Hamilton, Radia Perlman—highlight their contributions and the systems they built.</text:p>
          </table:table-cell>
        </table:table-row>
        <table:table-row table:style-name="ro1">
          <table:table-cell table:style-name="ce149" office:value-type="float" office:value="118" calcext:value-type="float">
            <text:p>11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Language Families: The Genetic Tree of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Visualize how languages descend from ALGOL, Lisp, or ML. Could be interactive or timeline-based.</text:p>
          </table:table-cell>
        </table:table-row>
        <table:table-row table:style-name="ro1">
          <table:table-cell table:style-name="ce149" office:value-type="float" office:value="119" calcext:value-type="float">
            <text:p>11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Rise of Scripting Languages: Why Python, Ruby, and JS Took Ov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ociotechnical analysis: speed, readability, community, and the web’s influence.</text:p>
          </table:table-cell>
        </table:table-row>
        <table:table-row table:style-name="ro1">
          <table:table-cell table:style-name="ce149" office:value-type="float" office:value="120" calcext:value-type="float">
            <text:p>12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at Is a Programming Language, Really?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Dive into the metaphysics: is it a tool, a medium, a worldview? Reference Wittgenstein, Chomsky, or McLuhan.</text:p>
          </table:table-cell>
        </table:table-row>
        <table:table-row table:style-name="ro1">
          <table:table-cell table:style-name="ce149" office:value-type="float" office:value="121" calcext:value-type="float">
            <text:p>12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Aesthetics of Code: Why Some Languages Feel Beautifu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syntax, whitespace, naming conventions, and how they affect cognition and emotion.</text:p>
          </table:table-cell>
        </table:table-row>
        <table:table-row table:style-name="ro1">
          <table:table-cell table:style-name="ce149" office:value-type="float" office:value="122" calcext:value-type="float">
            <text:p>12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as Poetry: A Manifesto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bold essay that blends your journey with reflections on elegance, clarity, and rebellion.</text:p>
          </table:table-cell>
        </table:table-row>
        <table:table-row table:style-name="ro1">
          <table:table-cell table:style-name="ce149" office:value-type="float" office:value="123" calcext:value-type="float">
            <text:p>12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Language That Changed My Mi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 story of encountering a language that reshaped how you think—could be Lisp, Haskell, or even Python.</text:p>
          </table:table-cell>
        </table:table-row>
        <table:table-row table:style-name="ro1">
          <table:table-cell table:style-name="ce149" office:value-type="float" office:value="124" calcext:value-type="float">
            <text:p>12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Archeology: Reverse Engineering a 1980s Program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ick an old BASIC or Pascal snippet and walk through its logic, quirks, and constraints.</text:p>
          </table:table-cell>
        </table:table-row>
        <table:table-row table:style-name="ro1">
          <table:table-cell table:style-name="ce149" office:value-type="float" office:value="125" calcext:value-type="float">
            <text:p>12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Language Graveyard Too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layful tool that showcases defunct languages, their quirks, and what they taught us.</text:p>
          </table:table-cell>
        </table:table-row>
        <table:table-row table:style-name="ro1">
          <table:table-cell table:style-name="ce149" office:value-type="float" office:value="126" calcext:value-type="float">
            <text:p>12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Style Explor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Compare the same algorithm in 10 languages. Highlight syntax, verbosity, and idioms.</text:p>
          </table:table-cell>
        </table:table-row>
        <table:table-row table:style-name="ro1">
          <table:table-cell table:style-name="ce149" office:value-type="float" office:value="127" calcext:value-type="float">
            <text:p>12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rogramming Timeline Genera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input a language and see its historical context, influences, and successors.</text:p>
          </table:table-cell>
        </table:table-row>
        <table:table-row table:style-name="ro1">
          <table:table-cell table:style-name="ce149" office:value-type="float" office:value="128" calcext:value-type="float">
            <text:p>1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Ada programming language history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29" calcext:value-type="float">
            <text:p>12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History of rust programming langua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0" calcext:value-type="float">
            <text:p>130</text:p>
          </table:table-cell>
          <table:table-cell table:style-name="ce149" office:value-type="string" calcext:value-type="string">
            <text:p>#</text:p>
          </table:table-cell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  <table:table-cell table:style-name="ce213"/>
        </table:table-row>
        <table:table-row table:style-name="ro1">
          <table:table-cell table:style-name="ce149" office:value-type="float" office:value="131" calcext:value-type="float">
            <text:p>1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россворд история языков программ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2" calcext:value-type="float">
            <text:p>13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создания языка программирования javascri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3" calcext:value-type="float">
            <text:p>13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Фортран язык программирования истор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4" calcext:value-type="float">
            <text:p>13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языка программирования паскал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5" calcext:value-type="float">
            <text:p>13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Добавить простую систему комментирования на Django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Переписать, уже существующую статью</text:p>
          </table:table-cell>
        </table:table-row>
        <table:table-row table:style-name="ro1">
          <table:table-cell table:style-name="ce149" office:value-type="float" office:value="136" calcext:value-type="float">
            <text:p>136</text:p>
          </table:table-cell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Django Forms, ModelForm как использовать и зачем вообще париться</text:p>
          </table:table-cell>
          <table:table-cell table:style-name="ce162" table:content-validation-name="val2" office:value-type="string" calcext:value-type="string">
            <text:p>НЕ НАЧАТО</text:p>
          </table:table-cell>
          <table:table-cell table:style-name="ce237"/>
          <table:table-cell table:style-name="ce178" office:value-type="string" calcext:value-type="string">
            <text:p>Переписать, уже существующую статью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9.24" table:style-name="ta5">
        <table:table-column table:style-name="co15" table:default-cell-style-name="ce5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42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46" office:value-type="string" calcext:value-type="string">
            <text:p>Дата</text:p>
          </table:table-cell>
          <table:table-cell table:style-name="ce46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262" table:content-validation-name="val3" office:value-type="string" calcext:value-type="string">
            <text:p>Фриланс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262" table:content-validation-name="val3" office:value-type="string" calcext:value-type="string">
            <text:p>Фриланс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262" table:content-validation-name="val3" office:value-type="string" calcext:value-type="string">
            <text:p>Фриланс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262" table:content-validation-name="val3" office:value-type="string" calcext:value-type="string">
            <text:p>Фриланс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262" table:content-validation-name="val3" office:value-type="string" calcext:value-type="string">
            <text:p>Аудит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262" table:content-validation-name="val3" office:value-type="string" calcext:value-type="string">
            <text:p>Организационный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263" table:content-validation-name="val3" office:value-type="string" calcext:value-type="string">
            <text:p>Доработка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2" table:content-validation-name="val3" office:value-type="string" calcext:value-type="string">
            <text:p>Организационный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262" table:content-validation-name="val3" office:value-type="string" calcext:value-type="string">
            <text:p>Аудит трафи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0.24" table:style-name="ta5">
        <table:table-column table:style-name="co19" table:default-cell-style-name="ce5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42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46" office:value-type="string" calcext:value-type="string">
            <text:p>Дата</text:p>
          </table:table-cell>
          <table:table-cell table:style-name="ce46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263" table:content-validation-name="val3" office:value-type="string" calcext:value-type="string">
            <text:p>Доработка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63" table:content-validation-name="val3" office:value-type="string" calcext:value-type="string">
            <text:p>Доработка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63" table:content-validation-name="val3" office:value-type="string" calcext:value-type="string">
            <text:p>Линкбилдинг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63" table:content-validation-name="val3" office:value-type="string" calcext:value-type="string">
            <text:p>Доработка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262" office:value-type="string" calcext:value-type="string">
            <text:p>Как сделать quill модуль для генерации оглавления статьи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63" table:content-validation-name="val3" office:value-type="string" calcext:value-type="string">
            <text:p>Линкбилдинг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63" table:content-validation-name="val3" office:value-type="string" calcext:value-type="string">
            <text:p>Линкбилдинг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63" table:content-validation-name="val3" office:value-type="string" calcext:value-type="string">
            <text:p>Линкбилдинг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2" table:content-validation-name="val3" office:value-type="string" calcext:value-type="string">
            <text:p>Организационный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1.24" table:style-name="ta5">
        <table:table-column table:style-name="co20" table:default-cell-style-name="ce5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42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46" office:value-type="string" calcext:value-type="string">
            <text:p>Дата</text:p>
          </table:table-cell>
          <table:table-cell table:style-name="ce46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263" table:content-validation-name="val3" office:value-type="string" calcext:value-type="string">
            <text:p>Разработк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263" table:content-validation-name="val3" office:value-type="string" calcext:value-type="string">
            <text:p>Разработк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263" table:content-validation-name="val3" office:value-type="string" calcext:value-type="string">
            <text:p>Аудит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262" table:content-validation-name="val3" office:value-type="string" calcext:value-type="string">
            <text:p>Аудит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263" table:content-validation-name="val3" office:value-type="string" calcext:value-type="string">
            <text:p>Аудит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262" table:content-validation-name="val3" office:value-type="string" calcext:value-type="string">
            <text:p>Аудит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263" table:content-validation-name="val3" office:value-type="string" calcext:value-type="string">
            <text:p>Аудит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262" table:content-validation-name="val3" office:value-type="string" calcext:value-type="string">
            <text:p>Аудит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262" table:content-validation-name="val3" office:value-type="string" calcext:value-type="string">
            <text:p>Аудит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262" table:content-validation-name="val3" office:value-type="string" calcext:value-type="string">
            <text:p>Аудит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262" table:content-validation-name="val3" office:value-type="string" calcext:value-type="string">
            <text:p>Линкбилдинг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63" table:content-validation-name="val3" office:value-type="string" calcext:value-type="string">
            <text:p>Фриланс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263" table:content-validation-name="val3" office:value-type="string" calcext:value-type="string">
            <text:p>Линкбилдинг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2" table:content-validation-name="val3" office:value-type="string" calcext:value-type="string">
            <text:p>Организационный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2.24" table:style-name="ta5">
        <table:table-column table:style-name="co21" table:default-cell-style-name="ce52"/>
        <table:table-column table:style-name="co22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42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46" office:value-type="string" calcext:value-type="string">
            <text:p>Дата</text:p>
          </table:table-cell>
          <table:table-cell table:style-name="ce46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63" table:content-validation-name="val3" office:value-type="string" calcext:value-type="string">
            <text:p>Доработка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63" table:content-validation-name="val3" office:value-type="string" calcext:value-type="string">
            <text:p>Разработк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63" table:content-validation-name="val3" office:value-type="string" calcext:value-type="string">
            <text:p>Аудит поведенческих факторов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63" table:content-validation-name="val3" office:value-type="string" calcext:value-type="string">
            <text:p>Разработк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2" table:content-validation-name="val3" office:value-type="string" calcext:value-type="string">
            <text:p>Организационный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01.25" table:style-name="ta5">
        <table:table-column table:style-name="co23" table:default-cell-style-name="ce52"/>
        <table:table-column table:style-name="co16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  <table:table-cell table:style-name="ce46" table:number-columns-repeated="16379"/>
        </table:table-row>
        <table:table-row table:style-name="ro5">
          <table:table-cell table:style-name="ce137" office:value-type="string" calcext:value-type="string">
            <text:p><text:span text:style-name="T4">Дописать английскую версию статьи про начало пути в геймдеве </text:span><text:span text:style-name="T5">(Article)</text:span></text:p>
          </table:table-cell>
          <table:table-cell table:style-name="ce262" table:content-validation-name="val3" office:value-type="string" calcext:value-type="string">
            <text:p>Доработка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4">Геймдев, как я использовал Cocos2dx </text:span><text:span text:style-name="T5">(Article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62" table:content-validation-name="val3" office:value-type="string" calcext:value-type="string">
            <text:p>Разработк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4">На чем зарабатывает Telegram?</text:span><text:span text:style-name="T5"> (Q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4">Что не умеют делать чат-боты?</text:span><text:span text:style-name="T5"> (Q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4">На чем лучше писать телеграм-бота?</text:span><text:span text:style-name="T5"> (Q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4">Про gogod unity и первую и единственную выпущенную игру LifeOfLoader </text:span><text:span text:style-name="T5">(Article)</text:span>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62" table:content-validation-name="val3" office:value-type="string" calcext:value-type="string">
            <text:p>Создание контента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63" table:content-validation-name="val3" office:value-type="string" calcext:value-type="string">
            <text:p>Создание контента</text:p>
          </table:table-cell>
          <table:table-cell table:style-name="ce263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2" table:content-validation-name="val3" office:value-type="string" calcext:value-type="string">
            <text:p>Организационный</text:p>
          </table:table-cell>
          <table:table-cell table:style-name="ce262" table:content-validation-name="val2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3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5">
        <table:table-column table:style-name="co23" table:default-cell-style-name="ce173"/>
        <table:table-column table:style-name="co24" table:default-cell-style-name="ce191"/>
        <table:table-column table:style-name="co25" table:default-cell-style-name="ce191"/>
        <table:table-column table:style-name="co26" table:default-cell-style-name="ce181"/>
        <table:table-column table:style-name="co4" table:number-columns-repeated="16380" table:default-cell-style-name="ce191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96" table:content-validation-name="val3" office:value-type="string" calcext:value-type="string">
            <text:p>Фриланс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1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7" table:content-validation-name="val3" office:value-type="string" calcext:value-type="string">
            <text:p>Фриланс</text:p>
          </table:table-cell>
          <table:table-cell table:style-name="ce297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7" table:content-validation-name="val3" office:value-type="string" calcext:value-type="string">
            <text:p>Фриланс</text:p>
          </table:table-cell>
          <table:table-cell table:style-name="ce297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7" table:content-validation-name="val3" office:value-type="string" calcext:value-type="string">
            <text:p>Фриланс</text:p>
          </table:table-cell>
          <table:table-cell table:style-name="ce297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7" table:content-validation-name="val3" office:value-type="string" calcext:value-type="string">
            <text:p>Фриланс</text:p>
          </table:table-cell>
          <table:table-cell table:style-name="ce297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96" table:content-validation-name="val3" office:value-type="string" calcext:value-type="string">
            <text:p>Организационный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98" table:content-validation-name="val3"/>
          <table:table-cell table:style-name="ce298" table:content-validation-name="val2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98" table:content-validation-name="val2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5">
        <table:table-column table:style-name="co27" table:default-cell-style-name="ce175"/>
        <table:table-column table:style-name="co24" table:default-cell-style-name="ce296"/>
        <table:table-column table:style-name="co25" table:default-cell-style-name="ce296"/>
        <table:table-column table:style-name="co26" table:default-cell-style-name="ce183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1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1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1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97" table:content-validation-name="val3" office:value-type="string" calcext:value-type="string">
            <text:p>Создание контента</text:p>
          </table:table-cell>
          <table:table-cell table:style-name="ce297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97" table:content-validation-name="val3" office:value-type="string" calcext:value-type="string">
            <text:p>Создание контента</text:p>
          </table:table-cell>
          <table:table-cell table:style-name="ce297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1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2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98" table:content-validation-name="val3"/>
          <table:table-cell table:style-name="ce298" table:content-validation-name="val2"/>
          <table:table-cell table:style-name="ce179" table:content-validation-name="val4"/>
        </table:table-row>
      </table:table>
      <table:table table:name="04.25" table:style-name="ta5">
        <table:table-column table:style-name="co28" table:default-cell-style-name="ce173"/>
        <table:table-column table:style-name="co29" table:default-cell-style-name="ce208"/>
        <table:table-column table:style-name="co30" table:default-cell-style-name="ce208"/>
        <table:table-column table:style-name="co31" table:default-cell-style-name="ce208"/>
        <table:table-column table:style-name="co4" table:number-columns-repeated="16380" table:default-cell-style-name="ce208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310" table:content-validation-name="val3" office:value-type="string" calcext:value-type="string">
            <text:p>Доработка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96" table:content-validation-name="val3" office:value-type="string" calcext:value-type="string">
            <text:p>Организационный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310" table:content-validation-name="val3" office:value-type="string" calcext:value-type="string">
            <text:p>Организационный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5">
        <table:table-column table:style-name="co32" table:default-cell-style-name="Default"/>
        <table:table-column table:style-name="co33" table:default-cell-style-name="ce310"/>
        <table:table-column table:style-name="co25" table:default-cell-style-name="ce310"/>
        <table:table-column table:style-name="co4" table:default-cell-style-name="Default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1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3"/>
          <table:table-cell table:content-validation-name="val2"/>
          <table:table-cell/>
        </table:table-row>
        <table:table-row table:style-name="ro1">
          <table:table-cell/>
          <table:table-cell table:style-name="Default"/>
          <table:table-cell table:content-validation-name="val2"/>
          <table:table-cell/>
        </table:table-row>
      </table:table>
      <table:table table:name="06.25" table:style-name="ta5">
        <table:table-column table:style-name="co34" table:default-cell-style-name="ce298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310" table:content-validation-name="val3" office:value-type="string" calcext:value-type="string">
            <text:p>Доработка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310" table:content-validation-name="val3" office:value-type="string" calcext:value-type="string">
            <text:p>Создание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310" table:content-validation-name="val3" office:value-type="string" calcext:value-type="string">
            <text:p>Доработка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1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310" table:content-validation-name="val3" office:value-type="string" calcext:value-type="string">
            <text:p>Доработка контента</text:p>
          </table:table-cell>
          <table:table-cell table:style-name="ce310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96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96" office:value-type="string" calcext:value-type="string">
            <text:p>Покрыть тестами Main, Post, PagiScroll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310" table:content-validation-name="val3"/>
          <table:table-cell table:style-name="ce310" table:content-validation-name="val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5">
        <table:table-column table:style-name="co36" table:default-cell-style-name="ce234"/>
        <table:table-column table:style-name="co24" table:default-cell-style-name="ce310"/>
        <table:table-column table:style-name="co37" table:default-cell-style-name="ce310"/>
        <table:table-column table:style-name="co4" table:default-cell-style-name="Default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6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08.25" table:style-name="ta5">
        <table:table-column table:style-name="co38" table:default-cell-style-name="ce234"/>
        <table:table-column table:style-name="co24" table:default-cell-style-name="ce310"/>
        <table:table-column table:style-name="co25" table:default-cell-style-name="ce310"/>
        <table:table-column table:style-name="co4" table:default-cell-style-name="Default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1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1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4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Партнёрские программы" table:style-name="ta1">
        <office:forms form:automatic-focus="false" form:apply-design-mode="false"/>
        <table:table-column table:style-name="co39" table:default-cell-style-name="ce271"/>
        <table:table-column table:style-name="co40" table:default-cell-style-name="ce275"/>
        <table:table-column table:style-name="co41" table:number-columns-repeated="2" table:default-cell-style-name="ce275"/>
        <table:table-column table:style-name="co4" table:default-cell-style-name="ce278"/>
        <table:table-row table:style-name="ro13">
          <table:table-cell table:style-name="ce269" office:value-type="string" calcext:value-type="string">
            <text:p>Донор</text:p>
          </table:table-cell>
          <table:table-cell table:number-columns-repeated="3" table:style-name="ce269" office:value-type="string" calcext:value-type="string">
            <text:p>Акцептор(Донор)</text:p>
          </table:table-cell>
          <table:table-cell table:style-name="ce269" office:value-type="string" calcext:value-type="string">
            <text:p>Статус</text:p>
          </table:table-cell>
        </table:table-row>
        <table:table-row table:style-name="ro1">
          <table:table-cell table:style-name="ce270" office:value-type="string" calcext:value-type="string">
            <text:p><text:a xlink:href="https://timthewebmaster.com/admin/Post/article/208/change/" xlink:type="simple">kak-razvernut-django-sajt-na-reg </text:a></text:p>
          </table:table-cell>
          <table:table-cell table:style-name="ce274" table:content-validation-name="val5" office:value-type="string" calcext:value-type="string">
            <text:p>Reg.ru (Хостинг)</text:p>
          </table:table-cell>
          <table:table-cell table:style-name="ce274" table:content-validation-name="val5" table:number-columns-repeated="2"/>
          <table:table-cell table:style-name="ce277"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54/change/" xlink:type="simple">kak-zagruzit-sajt-na-hosting-beget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ru/articles/kak-razvernut-django-sajt-na-timeweb/" xlink:type="simple">kak-razvernut-django-sajt-na-timeweb</text:a>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36/change/" xlink:type="simple">how-to-deploy-telegram-bot-on-serv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0/change/" xlink:type="simple">how-to-write-google-search-results-scrap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4/change/" xlink:type="simple">kak-napisat-parser-sajta-kinopoisk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1/change/" xlink:type="simple">kak-sdelat-inlajn-telegram-bot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72/change/" xlink:type="simple">kak-sdelat-prostoiy-parser-na-python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0/change/" xlink:type="simple">online-store-scraping-wildberries-example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5/change/" xlink:type="simple">perevod-telegram-bota-na-drugie-yazyki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3/change/" xlink:type="simple">quill-blo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6/change/" xlink:type="simple">quill-custom-butt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7/change/" xlink:type="simple">quill-custom-module-table-of-conten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4/change/" xlink:type="simple">quill-forma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5/change/" xlink:type="simple">quill-link-tooltip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4/change/" xlink:type="simple">quizbot-bot-for-telegram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72" office:value-type="string" calcext:value-type="string">
            <text:p><text:a xlink:href="https://timthewebmaster.com/admin/Post/article/205/change/" xlink:type="simple">about-not-canonical-pages-and-pagination-problems-while-indexing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6/change/" xlink:type="simple">seo-audit-for-blog-in-january-february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4/change/" xlink:type="simple">sozdanie-tokena-i-nastrojka-telegram-bota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1/change/" xlink:type="simple">stalled-server-response-investigation-and-soluti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7/change/" xlink:type="simple">zarabotok-na-fajloobmennik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11/change/" xlink:type="simple">image_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217/change/" xlink:type="simple">link-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2/change/" xlink:type="simple">rss-read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0/change/" xlink:type="simple">shader-toy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75/change/" xlink:type="simple">telegram-bot-notepad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83" office:value-type="string" calcext:value-type="string">
            <text:p><text:a xlink:href="https://timthewebmaster.com/admin/Post/tool/218/change/" xlink:type="simple">text-thief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internal-tool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bot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make-money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server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hosting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284" office:value-type="string" calcext:value-type="string">
            <text:p>Домашняя</text:p>
          </table:table-cell>
          <table:table-cell table:style-name="ce287" table:content-validation-name="val5" office:value-type="string" calcext:value-type="string">
            <text:p>Beget.ru (Хостинг)</text:p>
          </table:table-cell>
          <table:table-cell table:style-name="ce287" table:content-validation-name="val5" office:value-type="string" calcext:value-type="string">
            <text:p>Reg.ru (Хостинг)</text:p>
          </table:table-cell>
          <table:table-cell table:style-name="ce287" table:content-validation-name="val5" office:value-type="string" calcext:value-type="string">
            <text:p>Timeweb.ru (Хостинг)</text:p>
          </table:table-cell>
          <table:table-cell table:style-name="ce279" table:content-validation-name="val6" office:value-type="string" calcext:value-type="string">
            <text:p>АКТИВНА</text:p>
          </table:table-cell>
        </table:table-row>
      </table:table>
      <table:table table:name="09.25" table:style-name="ta6">
        <office:forms form:automatic-focus="false" form:apply-design-mode="false"/>
        <table:table-column table:style-name="co4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ce134"/>
        <table:table-row table:style-name="ro1">
          <table:table-cell table:style-name="ce291" office:value-type="string" calcext:value-type="string">
            <text:p>Задача</text:p>
          </table:table-cell>
          <table:table-cell table:style-name="ce46" office:value-type="string" calcext:value-type="string">
            <text:p>Тип</text:p>
          </table:table-cell>
          <table:table-cell table:style-name="ce46" office:value-type="string" calcext:value-type="string">
            <text:p>Статус</text:p>
          </table:table-cell>
          <table:table-cell table:style-name="ce285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Перевод сайта на новую структуру (HTMX + TailwindCSS)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Переработка и переосмысление инструмента WYSIWYG Editor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Разработал систему вставки партнёрских ссылок на сайт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7" calcext:value-type="date">
            <text:p>17.09.25</text:p>
          </table:table-cell>
        </table:table-row>
        <table:table-row table:style-name="ro1">
          <table:table-cell table:style-name="ce170" office:value-type="string" calcext:value-type="string">
            <text:p>Вставил партнёрские ссылки на сайт</text:p>
          </table:table-cell>
          <table:table-cell table:style-name="ce296" table:content-validation-name="val3" office:value-type="string" calcext:value-type="string">
            <text:p>Доработка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8" calcext:value-type="date">
            <text:p>18.09.25</text:p>
          </table:table-cell>
        </table:table-row>
        <table:table-row table:style-name="ro1">
          <table:table-cell table:style-name="ce170" office:value-type="string" calcext:value-type="string">
            <text:p>Про увеличение парсеров из Китая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2" calcext:value-type="date">
            <text:p>22.09.25</text:p>
          </table:table-cell>
        </table:table-row>
        <table:table-row table:style-name="ro1">
          <table:table-cell table:style-name="ce170" office:value-type="string" calcext:value-type="string">
            <text:p>Про монетизацию через партнёрки</text:p>
          </table:table-cell>
          <table:table-cell table:style-name="ce296" table:content-validation-name="val3" office:value-type="string" calcext:value-type="string">
            <text:p>Создание контент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2" calcext:value-type="date">
            <text:p>22.09.25</text:p>
          </table:table-cell>
        </table:table-row>
        <table:table-row table:style-name="ro1">
          <table:table-cell table:style-name="ce170" office:value-type="string" calcext:value-type="string">
            <text:p>Добавил монетизацию на сайт через РСЯ</text:p>
          </table:table-cell>
          <table:table-cell table:style-name="ce296" table:content-validation-name="val3" office:value-type="string" calcext:value-type="string">
            <text:p>Разработка</text:p>
          </table:table-cell>
          <table:table-cell table:style-name="ce296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5" calcext:value-type="date">
            <text:p>25.09.25</text:p>
          </table:table-cell>
        </table:table-row>
        <table:table-row table:style-name="ro1" table:number-rows-repeated="16">
          <table:table-cell table:style-name="ce234"/>
          <table:table-cell table:style-name="ce310" table:content-validation-name="val3"/>
          <table:table-cell table:style-name="ce310" table:content-validation-name="val2"/>
          <table:table-cell table:style-name="ce209" table:content-validation-name="val4"/>
        </table:table-row>
        <table:table-row table:style-name="ro1" table:number-rows-repeated="16">
          <table:table-cell/>
          <table:table-cell table:style-name="ce310" table:content-validation-name="val3"/>
          <table:table-cell table:style-name="ce310" table:content-validation-name="val2"/>
          <table:table-cell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0.25" table:style-name="ta1">
        <office:forms form:automatic-focus="false" form:apply-design-mode="false"/>
        <table:table-column table:style-name="co43" table:default-cell-style-name="ce291"/>
        <table:table-column table:style-name="co44" table:default-cell-style-name="ce46"/>
        <table:table-column table:style-name="co45" table:default-cell-style-name="ce46"/>
        <table:table-column table:style-name="co4" table:default-cell-style-name="ce285"/>
        <table:table-row table:style-name="ro1">
          <table:table-cell office:value-type="string" calcext:value-type="string">
            <text:p>Задач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table:style-name="ce234"/>
          <table:table-cell table:style-name="ce310" table:content-validation-name="val3"/>
          <table:table-cell table:style-name="ce310" table:content-validation-name="val2"/>
          <table:table-cell table:style-name="ce209" table:content-validation-name="val4"/>
        </table:table-row>
      </table:table>
      <table:named-expressions/>
      <table:database-ranges>
        <table:database-range table:name="__Anonymous_Sheet_DB__3" table:target-range-address="'Идеи статей|инструментов'.A1:'Идеи статей|инструментов'.F101">
          <table:sort>
            <table:sort-by table:field-number="0" table:data-type="automatic"/>
          </table:sort>
        </table:database-range>
        <table:database-range table:name="__Anonymous_Sheet_DB__4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9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1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7:13:48.5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10-02T17:17:14.087000000</dc:date>
    <meta:editing-duration>P1DT20H20M34S</meta:editing-duration>
    <meta:editing-cycles>306</meta:editing-cycles>
    <meta:generator>LibreOffice/24.2.1.2$Windows_X86_64 LibreOffice_project/db4def46b0453cc22e2d0305797cf981b68ef5ac</meta:generator>
    <meta:document-statistic meta:table-count="19" meta:cell-count="1853" meta:object-count="0"/>
  </office:meta>
</office:document-meta>
</file>